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727d5"/>
    </style:style>
    <style:style style:name="P2" style:family="paragraph" style:parent-style-name="Standard">
      <style:text-properties fo:color="#000000" loext:opacity="100%" officeooo:rsid="001727d5" officeooo:paragraph-rsid="001727d5"/>
    </style:style>
    <style:style style:name="P3" style:family="paragraph" style:parent-style-name="Standard">
      <style:text-properties fo:color="#000000" loext:opacity="100%" officeooo:paragraph-rsid="001727d5"/>
    </style:style>
    <style:style style:name="P4" style:family="paragraph" style:parent-style-name="Standard">
      <style:text-properties fo:color="#000000" loext:opacity="100%" officeooo:rsid="0017781b" officeooo:paragraph-rsid="0017781b"/>
    </style:style>
    <style:style style:name="P5" style:family="paragraph" style:parent-style-name="Standard">
      <style:text-properties fo:color="#000000" loext:opacity="100%" officeooo:rsid="00198731" officeooo:paragraph-rsid="00198731"/>
    </style:style>
    <style:style style:name="P6" style:family="paragraph" style:parent-style-name="Standard">
      <style:paragraph-properties fo:text-align="center" style:justify-single-word="false"/>
      <style:text-properties fo:color="#000000" loext:opacity="100%" officeooo:rsid="00198731" officeooo:paragraph-rsid="00198731"/>
    </style:style>
    <style:style style:name="P7" style:family="paragraph" style:parent-style-name="Standard">
      <style:text-properties fo:color="#000000" loext:opacity="100%" officeooo:rsid="001aa183" officeooo:paragraph-rsid="001aa183"/>
    </style:style>
    <style:style style:name="P8" style:family="paragraph" style:parent-style-name="Standard">
      <style:paragraph-properties fo:text-align="center" style:justify-single-word="false"/>
      <style:text-properties fo:color="#000000" loext:opacity="100%" officeooo:rsid="001aa183" officeooo:paragraph-rsid="001aa183"/>
    </style:style>
    <style:style style:name="P9" style:family="paragraph" style:parent-style-name="Standard">
      <style:text-properties fo:color="#000000" loext:opacity="100%" fo:language="en" fo:country="US" officeooo:rsid="00200b07" officeooo:paragraph-rsid="00200b07"/>
    </style:style>
    <style:style style:name="P10" style:family="paragraph" style:parent-style-name="Standard">
      <style:text-properties fo:color="#000000" loext:opacity="100%" officeooo:rsid="001b39dc" officeooo:paragraph-rsid="001b39dc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officeooo:rsid="001b39dc" officeooo:paragraph-rsid="001b39dc"/>
    </style:style>
    <style:style style:name="P12" style:family="paragraph" style:parent-style-name="Standard">
      <style:paragraph-properties fo:text-align="center" style:justify-single-word="false"/>
      <style:text-properties fo:color="#000000" loext:opacity="100%" fo:font-weight="bold" officeooo:rsid="001b39dc" officeooo:paragraph-rsid="001b39dc" style:font-weight-asian="bold" style:font-weight-complex="bold"/>
    </style:style>
    <style:style style:name="P13" style:family="paragraph" style:parent-style-name="Standard">
      <style:text-properties fo:color="#000000" loext:opacity="100%" fo:language="ru" fo:country="RU" officeooo:rsid="001b39dc" officeooo:paragraph-rsid="001b39dc"/>
    </style:style>
    <style:style style:name="P14" style:family="paragraph" style:parent-style-name="Standard">
      <style:text-properties fo:color="#000000" loext:opacity="100%" fo:language="ru" fo:country="RU" officeooo:rsid="001b39dc" officeooo:paragraph-rsid="001d160f"/>
    </style:style>
    <style:style style:name="P15" style:family="paragraph" style:parent-style-name="Standard">
      <style:text-properties fo:color="#000000" loext:opacity="100%" fo:language="ru" fo:country="RU" officeooo:rsid="001d160f" officeooo:paragraph-rsid="001d160f"/>
    </style:style>
    <style:style style:name="P16" style:family="paragraph" style:parent-style-name="Standard">
      <style:text-properties fo:color="#000000" loext:opacity="100%" fo:language="ru" fo:country="RU" officeooo:rsid="001d78a0" officeooo:paragraph-rsid="001d78a0"/>
    </style:style>
    <style:style style:name="P17" style:family="paragraph" style:parent-style-name="Standard">
      <style:text-properties fo:color="#000000" loext:opacity="100%" fo:language="ru" fo:country="RU" officeooo:rsid="001d78a0" officeooo:paragraph-rsid="001d99b7"/>
    </style:style>
    <style:style style:name="P18" style:family="paragraph" style:parent-style-name="Standard">
      <style:text-properties fo:color="#000000" loext:opacity="100%" fo:language="ru" fo:country="RU" officeooo:rsid="001d99b7" officeooo:paragraph-rsid="001d99b7"/>
    </style:style>
    <style:style style:name="P19" style:family="paragraph" style:parent-style-name="Standard">
      <style:paragraph-properties fo:text-align="start" style:justify-single-word="false"/>
      <style:text-properties fo:color="#000000" loext:opacity="100%" fo:language="ru" fo:country="RU" officeooo:rsid="001d99b7" officeooo:paragraph-rsid="001d99b7"/>
    </style:style>
    <style:style style:name="P20" style:family="paragraph" style:parent-style-name="Standard">
      <style:text-properties fo:color="#000000" loext:opacity="100%" fo:language="ru" fo:country="RU" officeooo:rsid="001f5512" officeooo:paragraph-rsid="001f5512"/>
    </style:style>
    <style:style style:name="P21" style:family="paragraph" style:parent-style-name="Standard">
      <style:text-properties fo:color="#000000" loext:opacity="100%" fo:language="ru" fo:country="RU" officeooo:rsid="00200b07" officeooo:paragraph-rsid="00200b07"/>
    </style:style>
    <style:style style:name="P22" style:family="paragraph" style:parent-style-name="Standard">
      <style:text-properties fo:color="#000000" loext:opacity="100%" fo:language="ru" fo:country="RU" officeooo:rsid="00200b07" officeooo:paragraph-rsid="0021048f"/>
    </style:style>
    <style:style style:name="P23" style:family="paragraph" style:parent-style-name="Standard">
      <style:paragraph-properties fo:text-align="center" style:justify-single-word="false"/>
      <style:text-properties fo:color="#000000" loext:opacity="100%" fo:language="ru" fo:country="RU" officeooo:rsid="00200b07" officeooo:paragraph-rsid="0021048f"/>
    </style:style>
    <style:style style:name="P24" style:family="paragraph" style:parent-style-name="Standard">
      <style:text-properties fo:color="#000000" loext:opacity="100%" fo:language="ru" fo:country="RU" fo:font-weight="bold" officeooo:rsid="001f5512" officeooo:paragraph-rsid="001f5512" style:font-weight-asian="bold" style:font-weight-complex="bold"/>
    </style:style>
    <style:style style:name="P25" style:family="paragraph" style:parent-style-name="Standard">
      <style:text-properties fo:color="#000000" loext:opacity="100%" fo:language="ru" fo:country="RU" officeooo:rsid="0021048f" officeooo:paragraph-rsid="0021048f"/>
    </style:style>
    <style:style style:name="P26" style:family="paragraph" style:parent-style-name="Standard">
      <style:text-properties fo:color="#000000" loext:opacity="100%" fo:language="ru" fo:country="RU" officeooo:rsid="0021ef5a" officeooo:paragraph-rsid="0021ef5a"/>
    </style:style>
    <style:style style:name="P27" style:family="paragraph" style:parent-style-name="Standard">
      <style:text-properties fo:color="#000000" loext:opacity="100%" officeooo:rsid="002387d6" officeooo:paragraph-rsid="002387d6"/>
    </style:style>
    <style:style style:name="P28" style:family="paragraph" style:parent-style-name="Standard">
      <style:text-properties officeooo:paragraph-rsid="0017781b"/>
    </style:style>
    <style:style style:name="T1" style:family="text">
      <style:text-properties officeooo:rsid="001727d5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officeooo:rsid="001727d5"/>
    </style:style>
    <style:style style:name="T4" style:family="text">
      <style:text-properties fo:color="#c9211e" loext:opacity="100%" officeooo:rsid="0017781b"/>
    </style:style>
    <style:style style:name="T5" style:family="text">
      <style:text-properties fo:color="#c9211e" loext:opacity="100%" fo:language="en" fo:country="US"/>
    </style:style>
    <style:style style:name="T6" style:family="text">
      <style:text-properties fo:color="#c9211e" loext:opacity="100%" fo:language="en" fo:country="US" officeooo:rsid="0017781b"/>
    </style:style>
    <style:style style:name="T7" style:family="text">
      <style:text-properties fo:color="#c9211e" loext:opacity="100%" fo:language="ru" fo:country="RU"/>
    </style:style>
    <style:style style:name="T8" style:family="text">
      <style:text-properties fo:color="#c9211e" loext:opacity="100%" fo:language="ru" fo:country="RU" officeooo:rsid="0018df9f"/>
    </style:style>
    <style:style style:name="T9" style:family="text">
      <style:text-properties fo:color="#c9211e" loext:opacity="100%" fo:language="ru" fo:country="RU" officeooo:rsid="00198731"/>
    </style:style>
    <style:style style:name="T10" style:family="text">
      <style:text-properties fo:color="#c9211e" loext:opacity="100%" officeooo:rsid="0018df9f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b39dc" style:font-weight-asian="bold" style:font-weight-complex="bold"/>
    </style:style>
    <style:style style:name="T13" style:family="text">
      <style:text-properties fo:color="#000000" loext:opacity="100%"/>
    </style:style>
    <style:style style:name="T14" style:family="text">
      <style:text-properties fo:color="#000000" loext:opacity="100%" officeooo:rsid="001727d5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weight="normal" style:font-weight-asian="normal" style:font-weight-complex="normal"/>
    </style:style>
    <style:style style:name="T17" style:family="text">
      <style:text-properties fo:language="en" fo:country="US" fo:font-weight="normal" officeooo:rsid="001d160f" style:font-weight-asian="normal" style:font-weight-complex="normal"/>
    </style:style>
    <style:style style:name="T18" style:family="text">
      <style:text-properties fo:language="en" fo:country="US" fo:font-weight="normal" officeooo:rsid="001b39dc" style:font-weight-asian="normal" style:font-weight-complex="normal"/>
    </style:style>
    <style:style style:name="T19" style:family="text">
      <style:text-properties fo:language="en" fo:country="US" fo:font-weight="normal" officeooo:rsid="001d99b7" style:font-weight-asian="normal" style:font-weight-complex="normal"/>
    </style:style>
    <style:style style:name="T20" style:family="text">
      <style:text-properties fo:language="en" fo:country="US" fo:font-weight="normal" officeooo:rsid="001f5512" style:font-weight-asian="normal" style:font-weight-complex="normal"/>
    </style:style>
    <style:style style:name="T21" style:family="text">
      <style:text-properties fo:language="en" fo:country="US" fo:font-weight="normal" officeooo:rsid="0021048f" style:font-weight-asian="normal" style:font-weight-complex="normal"/>
    </style:style>
    <style:style style:name="T22" style:family="text">
      <style:text-properties fo:language="en" fo:country="US" fo:font-weight="normal" officeooo:rsid="0021ef5a" style:font-weight-asian="normal" style:font-weight-complex="normal"/>
    </style:style>
    <style:style style:name="T23" style:family="text">
      <style:text-properties fo:language="en" fo:country="US" fo:font-weight="normal" officeooo:rsid="002387d6" style:font-weight-asian="normal" style:font-weight-complex="normal"/>
    </style:style>
    <style:style style:name="T24" style:family="text">
      <style:text-properties fo:language="en" fo:country="US" fo:font-weight="bold" style:font-weight-asian="bold" style:font-weight-complex="bold"/>
    </style:style>
    <style:style style:name="T25" style:family="text">
      <style:text-properties fo:color="#069a2e" loext:opacity="100%"/>
    </style:style>
    <style:style style:name="T26" style:family="text">
      <style:text-properties fo:language="ru" fo:country="RU"/>
    </style:style>
    <style:style style:name="T27" style:family="text">
      <style:text-properties fo:language="ru" fo:country="RU" fo:font-weight="bold" style:font-weight-asian="bold" style:font-weight-complex="bold"/>
    </style:style>
    <style:style style:name="T28" style:family="text">
      <style:text-properties fo:language="ru" fo:country="RU" fo:font-weight="normal" style:font-weight-asian="normal" style:font-weight-complex="normal"/>
    </style:style>
    <style:style style:name="T29" style:family="text">
      <style:text-properties fo:language="ru" fo:country="RU" officeooo:rsid="001b39dc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1d160f" style:font-weight-asian="normal" style:font-weight-complex="normal"/>
    </style:style>
    <style:style style:name="T32" style:family="text">
      <style:text-properties fo:font-weight="normal" officeooo:rsid="001d78a0" style:font-weight-asian="normal" style:font-weight-complex="normal"/>
    </style:style>
    <style:style style:name="T33" style:family="text">
      <style:text-properties fo:font-weight="normal" officeooo:rsid="001b39dc" style:font-weight-asian="normal" style:font-weight-complex="normal"/>
    </style:style>
    <style:style style:name="T34" style:family="text">
      <style:text-properties fo:font-weight="normal" officeooo:rsid="001d99b7" style:font-weight-asian="normal" style:font-weight-complex="normal"/>
    </style:style>
    <style:style style:name="T35" style:family="text">
      <style:text-properties fo:font-weight="normal" officeooo:rsid="0021ef5a" style:font-weight-asian="normal" style:font-weight-complex="normal"/>
    </style:style>
    <style:style style:name="T36" style:family="text">
      <style:text-properties fo:font-weight="normal" officeooo:rsid="002387d6" style:font-weight-asian="normal" style:font-weight-complex="normal"/>
    </style:style>
    <style:style style:name="T37" style:family="text">
      <style:text-properties fo:color="#ff0000" loext:opacity="100%" fo:language="en" fo:country="US"/>
    </style:style>
    <style:style style:name="T38" style:family="text">
      <style:text-properties fo:color="#ff0000" loext:opacity="100%" fo:language="en" fo:country="US" fo:font-weight="normal" style:font-weight-asian="normal" style:font-weight-complex="normal"/>
    </style:style>
    <style:style style:name="T39" style:family="text">
      <style:text-properties officeooo:rsid="001b39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СПИСОК ТЭГОВ: <text:span text:style-name="T15">w3schools.com/tags, htmlbook.ru/html</text:span></text:p>
      <text:p text:style-name="P2"/>
      <text:p text:style-name="P2">Всего существует 2 типа тэгов:</text:p>
      <text:p text:style-name="P3"><text:span text:style-name="T1">1 тип Парный:</text:span></text:p>
      <text:p text:style-name="P1"><text:span text:style-name="T2">&lt;элемент&gt;</text:span>Привет<text:span text:style-name="T2">&lt;/элемент</text:span>&gt; <text:s/>- <text:span text:style-name="T1">парный элемент или парный тэг.</text:span></text:p>
      <text:p text:style-name="P1"><text:span text:style-name="T2">&lt;элемент&gt; </text:span><text:span text:style-name="T13">- </text:span><text:span text:style-name="T14">открывающий тэг</text:span></text:p>
      <text:p text:style-name="P1"><text:span text:style-name="T3">«Привет» </text:span><text:span text:style-name="T14">- это тело</text:span></text:p>
      <text:p text:style-name="P1"><text:span text:style-name="T2">&lt;/элемент</text:span>&gt; - <text:span text:style-name="T1">закрывающий тэг</text:span></text:p>
      <text:p text:style-name="P1"><text:span text:style-name="T3"/></text:p>
      <text:p text:style-name="P3"><text:span text:style-name="T1">2 тип Не парный(нет закрывающего тэга):</text:span></text:p>
      <text:p text:style-name="P1"><text:span text:style-name="T3">&lt;элемент&gt; </text:span><text:span text:style-name="T14">- открывающий тэг</text:span></text:p>
      <text:p text:style-name="P3"/>
      <text:p text:style-name="P3"><text:span text:style-name="T1">Атрибуты:</text:span></text:p>
      <text:p text:style-name="P28"><text:span text:style-name="T3">&lt;элемент </text:span><text:span text:style-name="T4">атрибут=“значение атрибута</text:span><text:span text:style-name="T6">”</text:span><text:span text:style-name="T3">&gt;</text:span><text:span text:style-name="T14">Привет</text:span><text:span text:style-name="T3">&lt;/элемент</text:span><text:span text:style-name="T14">&gt; </text:span></text:p>
      <text:p text:style-name="P4"><text:span text:style-name="T1">Нужны для установления параметров текста тела.</text:span></text:p>
      <text:p text:style-name="P4">Например:</text:p>
      <text:p text:style-name="P4"><text:span text:style-name="T3">&lt;</text:span><text:span text:style-name="T10">ТЕКСТ</text:span><text:span text:style-name="T3"> </text:span><text:span text:style-name="T2">цвет=“</text:span><text:span text:style-name="T25">зеленый</text:span><text:span text:style-name="T5">” </text:span><text:span text:style-name="T7">размер</text:span><text:span text:style-name="T5">=“</text:span><text:span text:style-name="T26">большой</text:span><text:span text:style-name="T5">”</text:span><text:span text:style-name="T3">&gt;</text:span><text:span text:style-name="T1">Привет </text:span>мир!<text:span text:style-name="T3">&lt;/</text:span><text:span text:style-name="T10">ТЕКСТ</text:span><text:span text:style-name="T1">&gt;</text:span></text:p>
      <text:p text:style-name="P4">Другой пример:</text:p>
      <text:p text:style-name="P4"/>
      <text:p text:style-name="P4"><text:span text:style-name="T3">&lt;</text:span><text:span text:style-name="T8">Человек</text:span><text:span text:style-name="T3"> </text:span><text:span text:style-name="T10">имя</text:span><text:span text:style-name="T2">=“</text:span><text:span text:style-name="T25">зеленый</text:span><text:span text:style-name="T5">” </text:span><text:span text:style-name="T7">р</text:span><text:span text:style-name="T8">ост</text:span><text:span text:style-name="T5">=“</text:span><text:span text:style-name="T26">большой</text:span><text:span text:style-name="T5">” </text:span><text:span text:style-name="T8">вес=“</text:span><text:span text:style-name="T9">90</text:span><text:span text:style-name="T8">“</text:span><text:span text:style-name="T3">&gt;</text:span></text:p>
      <text:p text:style-name="P4"><text:span text:style-name="T3"/></text:p>
      <text:p text:style-name="P4"><text:span text:style-name="T3"/></text:p>
      <text:p text:style-name="P6">Основны<text:span text:style-name="T29">е</text:span> тэги</text:p>
      <text:p text:style-name="P5">&lt;<text:span text:style-name="T15">a href=’’</text:span>&gt;&lt;/<text:span text:style-name="T15">a</text:span>&gt; - форма, для создания ссылок</text:p>
      <text:p text:style-name="P5">Пример:</text:p>
      <text:p text:style-name="P5">&lt;<text:span text:style-name="T15">a </text:span><text:span text:style-name="T37">href</text:span><text:span text:style-name="T15">=”</text:span><text:span text:style-name="T26">адрес </text:span><text:span text:style-name="T27">ссылки</text:span><text:span text:style-name="T15">”</text:span>&gt;<text:span text:style-name="T26">слово или фото, при нажатии на которое будет открываться </text:span><text:span text:style-name="T27">ссылка</text:span><text:span text:style-name="T28">&lt;/</text:span><text:span text:style-name="T16">a</text:span><text:span text:style-name="T28">&gt;</text:span></text:p>
      <text:p text:style-name="P5"><text:span text:style-name="T28"/></text:p>
      <text:p text:style-name="P5"><text:span text:style-name="T28">Привет,&lt;</text:span><text:span text:style-name="T16">a </text:span><text:span text:style-name="T38">href</text:span><text:span text:style-name="T16">=”</text:span><text:a xlink:type="simple" xlink:href="http://youtube.com/" text:style-name="Internet_20_link" text:visited-style-name="Visited_20_Internet_20_Link"><text:span text:style-name="T24">http://youtube.com</text:span></text:a><text:span text:style-name="T16">”</text:span><text:span text:style-name="T28">&gt;мир&lt;/</text:span><text:span text:style-name="T16">a</text:span><text:span text:style-name="T28">&gt;!</text:span></text:p>
      <text:p text:style-name="P5"><text:span text:style-name="T28"/></text:p>
      <text:p text:style-name="P5"><text:span text:style-name="T28">Существует еще один атрибут по-мимо </text:span><text:span text:style-name="T16">href</text:span><text:span text:style-name="T28">, это </text:span><text:span text:style-name="T16">target=””. </text:span><text:span text:style-name="T28">При передачи значения „_</text:span><text:span text:style-name="T16">blank”</text:span><text:span text:style-name="T28">, ссылка будет открываться в новой вкладке.</text:span></text:p>
      <text:p text:style-name="P5"><text:span text:style-name="T28"/></text:p>
      <text:p text:style-name="P8"><text:span text:style-name="T28">ТЭГ Заголовки</text:span></text:p>
      <text:p text:style-name="P7"><text:span text:style-name="T28">&lt;</text:span><text:span text:style-name="T16">h1</text:span><text:span text:style-name="T28">&gt;Текст&lt;/</text:span><text:span text:style-name="T16">h1</text:span><text:span text:style-name="T28">&gt;</text:span></text:p>
      <text:p text:style-name="P7"><text:span text:style-name="T16">h1 – </text:span><text:span text:style-name="T28">самый большой. Всего существует 6 размеров заголовков: от &lt;</text:span><text:span text:style-name="T16">h1</text:span><text:span text:style-name="T28">&gt;Текст&lt;/</text:span><text:span text:style-name="T16">h1</text:span><text:span text:style-name="T28">&gt; до &lt;</text:span><text:span text:style-name="T16">h6</text:span><text:span text:style-name="T28">&gt;&lt;/</text:span><text:span text:style-name="T16">h6</text:span><text:span text:style-name="T28">&gt; по уменьшению.</text:span></text:p>
      <text:p text:style-name="P7"><text:span text:style-name="T28"/></text:p>
      <text:p text:style-name="P7"><text:span text:style-name="T28">ТЭГ жирного шрифта</text:span></text:p>
      <text:p text:style-name="P7"><text:span text:style-name="T28">&lt;</text:span><text:span text:style-name="T16">strong</text:span><text:span text:style-name="T28">&gt;текст&lt;/</text:span><text:span text:style-name="T16">strong</text:span><text:span text:style-name="T28">&gt; - выведет текст жирным шрифтом</text:span></text:p>
      <text:p text:style-name="P7"><text:span text:style-name="T28"/></text:p>
      <text:p text:style-name="P7"><text:span text:style-name="T28">ТЭГ</text:span><text:span text:style-name="T28"> </text:span><text:span text:style-name="T16">н</text:span><text:span text:style-name="T28">аклон</text:span><text:span text:style-name="T28">но</text:span><text:span text:style-name="T28">го</text:span><text:span text:style-name="T28"> </text:span><text:span text:style-name="T28">шрифта</text:span></text:p>
      <text:p text:style-name="P7"><text:span text:style-name="T28">&lt;</text:span><text:span text:style-name="T16">em</text:span><text:span text:style-name="T28">&gt;текст&lt;/</text:span><text:span text:style-name="T16">em</text:span><text:span text:style-name="T28">&gt; - выведет наклонный шрифт</text:span></text:p>
      <text:p text:style-name="P7"><text:span text:style-name="T28"/></text:p>
      <text:p text:style-name="P7"><text:span text:style-name="T28">ТЭГ маленького шрифта</text:span></text:p>
      <text:p text:style-name="P7"><text:span text:style-name="T28">&lt;</text:span><text:span text:style-name="T16">small</text:span><text:span text:style-name="T28">&gt;текст&lt;/</text:span><text:span text:style-name="T16">small</text:span><text:span text:style-name="T28">&gt; - выведет наклонный шрифт</text:span></text:p>
      <text:p text:style-name="P7"><text:span text:style-name="T28"/></text:p>
      <text:p text:style-name="P7"><text:span text:style-name="T28"/></text:p>
      <text:p text:style-name="P12"><text:span text:style-name="T26">Стандартная структура </text:span></text:p>
      <text:p text:style-name="P11"><text:span text:style-name="T28"/></text:p>
      <text:p text:style-name="P10"><text:span text:style-name="T28">&lt;</text:span><text:span text:style-name="T16">!DOCTYPE html</text:span><text:span text:style-name="T28">&gt; - указание версии </text:span><text:span text:style-name="T16">html</text:span></text:p>
      <text:p text:style-name="P13"><text:span text:style-name="T30">&lt;</text:span><text:span text:style-name="T16">html</text:span><text:span text:style-name="T30">&gt; - берет в некий контейнер всю нашу страницу</text:span></text:p>
      <text:p text:style-name="P13"><text:soft-page-break/><text:span text:style-name="T30"><text:tab/>&lt;</text:span><text:span text:style-name="T16">head</text:span><text:span text:style-name="T30">&gt;</text:span></text:p>
      <text:p text:style-name="P13"><text:span text:style-name="T30"><text:tab/>указанное здесь на странице не отображается. Так называемая метаинформация – нужна для того, чтобы указывать какую-либо информацию о нашей страничке</text:span><text:span text:style-name="T31">(например: что будет отображаться во вкладке браузера)</text:span></text:p>
      <text:p text:style-name="P13"><text:span text:style-name="T31"><text:tab/><text:tab/>&lt;</text:span><text:span text:style-name="T17">meta charset=’UTF-8’</text:span><text:span text:style-name="T31">&gt; - непарный тэг, указывает кодировку.</text:span></text:p>
      <text:p text:style-name="P13"><text:span text:style-name="T31"><text:tab/><text:tab/>&lt;</text:span><text:span text:style-name="T17">title</text:span><text:span text:style-name="T31">&gt; как будет называться наша вкладка во вкладке браузера&lt;/</text:span><text:span text:style-name="T17">title</text:span><text:span text:style-name="T31">&gt;</text:span></text:p>
      <text:p text:style-name="P13"><text:span text:style-name="T30"><text:tab/>&lt;/</text:span><text:span text:style-name="T16">head</text:span><text:span text:style-name="T30">&gt;</text:span></text:p>
      <text:p text:style-name="P13"><text:span text:style-name="T30"><text:tab/>&lt;</text:span><text:span text:style-name="T16">body</text:span><text:span text:style-name="T30">&gt;</text:span></text:p>
      <text:p text:style-name="P13"><text:span text:style-name="T30"><text:tab/>все, что указывается здесь — отображается на <text:s/>странице*****</text:span></text:p>
      <text:p text:style-name="P13"><text:span text:style-name="T30"><text:tab/>&lt;/</text:span><text:span text:style-name="T16">body</text:span><text:span text:style-name="T30">&gt;</text:span></text:p>
      <text:p text:style-name="P13"><text:span text:style-name="T30">&lt;/</text:span><text:span text:style-name="T16">html</text:span><text:span text:style-name="T30">&gt;</text:span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4"><text:span text:style-name="T30">*****</text:span></text:p>
      <text:p text:style-name="P14"><text:span text:style-name="T30">&lt;</text:span><text:span text:style-name="T16">body</text:span><text:span text:style-name="T30">&gt;</text:span></text:p>
      <text:p text:style-name="P18"><text:span text:style-name="T30">Тэг перевода на новую строку (одинарный):</text:span></text:p>
      <text:p text:style-name="P15"><text:span text:style-name="T30"/></text:p>
      <text:p text:style-name="P15"><text:span text:style-name="T30"><text:tab/>&lt;</text:span><text:span text:style-name="T16">br</text:span><text:span text:style-name="T30">&gt; - </text:span><text:span text:style-name="T32">одинарный тэг. </text:span><text:span text:style-name="T30">перевод на новую строку</text:span></text:p>
      <text:p text:style-name="P16"><text:span text:style-name="T30"><text:tab/></text:span></text:p>
      <text:p text:style-name="P19"><text:span text:style-name="T30">Тэг параграфа (парный). Заключает текст в параграф:</text:span></text:p>
      <text:p text:style-name="P18"><text:span text:style-name="T30"/></text:p>
      <text:p text:style-name="P16"><text:span text:style-name="T30"><text:tab/>&lt;</text:span><text:span text:style-name="T16">p</text:span><text:span text:style-name="T30">&gt;&lt;/</text:span><text:span text:style-name="T16">p</text:span><text:span text:style-name="T30">&gt; - тэг параграфа</text:span></text:p>
      <text:p text:style-name="P16"><text:span text:style-name="T33"/></text:p>
      <text:p text:style-name="P17"><text:span text:style-name="T33">П</text:span><text:span text:style-name="T30">арный тэг &lt;</text:span><text:span text:style-name="T16">ol</text:span><text:span text:style-name="T30">&gt;&lt;/</text:span><text:span text:style-name="T16">ol</text:span><text:span text:style-name="T30">&gt; для вывода на экран списка, в котором каждая следующая строчка заключенная в &lt;</text:span><text:span text:style-name="T16">li</text:span><text:span text:style-name="T30">&gt;текст&lt;/</text:span><text:span text:style-name="T16">li</text:span><text:span text:style-name="T30">&gt; будет пронумерована </text:span><text:span text:style-name="T34">цифрами (если не цифрами, то используется: </text:span><text:span text:style-name="T30">&lt;</text:span><text:span text:style-name="T34">u</text:span><text:span text:style-name="T16">l</text:span><text:span text:style-name="T30">&gt;&lt;/</text:span><text:span text:style-name="T19">u</text:span><text:span text:style-name="T16">l</text:span><text:span text:style-name="T30">&gt;</text:span><text:span text:style-name="T34">) </text:span><text:span text:style-name="T30">браузером автоматически:</text:span></text:p>
      <text:p text:style-name="P16"><text:span text:style-name="T33"><text:tab/>&lt;</text:span><text:span text:style-name="T16">ol</text:span><text:span text:style-name="T33">&gt;</text:span></text:p>
      <text:p text:style-name="P16"><text:span text:style-name="T33"><text:tab/><text:tab/>&lt;</text:span><text:span text:style-name="T16">li</text:span><text:span text:style-name="T33">&gt;</text:span><text:span text:style-name="T30">текст&lt;/</text:span><text:span text:style-name="T16">li</text:span><text:span text:style-name="T30">&gt;</text:span></text:p>
      <text:p text:style-name="P16"><text:span text:style-name="T30"><text:tab/><text:tab/></text:span><text:span text:style-name="T33">&lt;</text:span><text:span text:style-name="T16">li</text:span><text:span text:style-name="T33">&gt;</text:span><text:span text:style-name="T30">текст&lt;/</text:span><text:span text:style-name="T16">li</text:span><text:span text:style-name="T30">&gt;</text:span></text:p>
      <text:p text:style-name="P16"><text:span text:style-name="T30"><text:tab/><text:tab/></text:span><text:span text:style-name="T33">&lt;</text:span><text:span text:style-name="T16">li</text:span><text:span text:style-name="T33">&gt;</text:span><text:span text:style-name="T30">текст&lt;/</text:span><text:span text:style-name="T16">li</text:span><text:span text:style-name="T30">&gt;</text:span></text:p>
      <text:p text:style-name="P16"><text:span text:style-name="T30"><text:tab/></text:span><text:span text:style-name="T33">&lt;/</text:span><text:span text:style-name="T16">ol</text:span><text:span text:style-name="T33">&gt;</text:span></text:p>
      <text:p text:style-name="P16"><text:span text:style-name="T33"/></text:p>
      <text:p text:style-name="P18"><text:span text:style-name="T30">Тэг вставка картинки (одинарный):</text:span></text:p>
      <text:p text:style-name="P20"><text:span text:style-name="T30">Параметры </text:span><text:span text:style-name="T16">width=”100px” height=”150px” </text:span><text:span text:style-name="T30">определяют ширину и высоту картинки</text:span></text:p>
      <text:p text:style-name="P18"><text:span text:style-name="T30"><text:tab/></text:span></text:p>
      <text:p text:style-name="P18"><text:span text:style-name="T30"><text:tab/>&lt;</text:span><text:span text:style-name="T16">img src=”</text:span><text:span text:style-name="T30">ссылка или абсолютный или относительны путь к картинке</text:span><text:span text:style-name="T16">” </text:span><text:span text:style-name="T20">width=”100px” height=”150px”</text:span><text:span text:style-name="T30">&gt;</text:span></text:p>
      <text:p text:style-name="P16"><text:span text:style-name="T33"/></text:p>
      <text:p text:style-name="P24"><text:span text:style-name="T39">В</text:span>АЖНО:</text:p>
      <text:p text:style-name="P20"><text:span text:style-name="T30">Тэг &lt;</text:span><text:span text:style-name="T16">div</text:span><text:span text:style-name="T30">&gt;&lt;/</text:span><text:span text:style-name="T16">div</text:span><text:span text:style-name="T30">&gt; - в этот тэг заключают блоки кода (как контейнеры). Нужен для указания расположения каких-либо блоков на странице.</text:span></text:p>
      <text:p text:style-name="P9"><text:span text:style-name="T33"/></text:p>
      <text:p text:style-name="P23"><text:span text:style-name="T11">Тэг создания таблицы </text:span><text:span text:style-name="T12">&lt;</text:span><text:span text:style-name="T24">table</text:span><text:span text:style-name="T12">&gt;&lt;/</text:span><text:span text:style-name="T24">table</text:span><text:span text:style-name="T12">&gt;.</text:span><text:span text:style-name="T33"> </text:span></text:p>
      <text:p text:style-name="P22"><text:span text:style-name="T30">В первом тэге можно указать ширину обводки нашей таблицы добавив параметр </text:span><text:span text:style-name="T33">&lt;</text:span><text:span text:style-name="T16">table border=”5”</text:span><text:span text:style-name="T33">&gt;</text:span></text:p>
      <text:p text:style-name="P16"><text:span text:style-name="T33">&lt;</text:span><text:span text:style-name="T21">body</text:span><text:span text:style-name="T33">&gt;</text:span></text:p>
      <text:p text:style-name="P21"><text:span text:style-name="T18"><text:tab/>&lt;</text:span><text:span text:style-name="T20">table</text:span><text:span text:style-name="T18">&gt; </text:span><text:span text:style-name="T30">создание таблицы</text:span></text:p>
      <text:p text:style-name="P21"><text:span text:style-name="T18"><text:tab/><text:tab/>&lt;</text:span><text:span text:style-name="T16">tr</text:span><text:span text:style-name="T18">&gt; - </text:span><text:span text:style-name="T30">создание строки</text:span></text:p>
      <text:p text:style-name="P21"><text:span text:style-name="T30"><text:tab/><text:tab/><text:tab/>&lt;</text:span><text:span text:style-name="T16">th</text:span><text:span text:style-name="T30">&gt;&lt;/</text:span><text:span text:style-name="T16">th</text:span><text:span text:style-name="T30">&gt; - создание/закрытие колонки</text:span></text:p>
      <text:p text:style-name="P21"><text:span text:style-name="T30"><text:tab/><text:tab/><text:tab/>&lt;</text:span><text:span text:style-name="T16">th</text:span><text:span text:style-name="T30">&gt;&lt;/</text:span><text:span text:style-name="T16">th</text:span><text:span text:style-name="T30">&gt; - создание/закрытие колонки</text:span></text:p>
      <text:p text:style-name="P21"><text:span text:style-name="T30"><text:tab/><text:tab/></text:span><text:span text:style-name="T18">&lt;/</text:span><text:span text:style-name="T16">tr</text:span><text:span text:style-name="T18">&gt; -</text:span><text:span text:style-name="T33"> </text:span><text:span text:style-name="T16">з</text:span><text:span text:style-name="T30">акрытие строки</text:span></text:p>
      <text:p text:style-name="P21"><text:soft-page-break/><text:span text:style-name="T30"/></text:p>
      <text:p text:style-name="P21"><text:span text:style-name="T18"><text:tab/><text:tab/></text:span></text:p>
      <text:p text:style-name="P21"><text:span text:style-name="T18"><text:tab/>&lt;/</text:span><text:span text:style-name="T20">table</text:span><text:span text:style-name="T18">&gt;</text:span></text:p>
      <text:p text:style-name="P14"><text:span text:style-name="T30">&lt;/</text:span><text:span text:style-name="T16">body</text:span><text:span text:style-name="T30">&gt;</text:span></text:p>
      <text:p text:style-name="P14"><text:span text:style-name="T30"/></text:p>
      <text:p text:style-name="P25"><text:span text:style-name="T30">Тэг для ввода данных.</text:span></text:p>
      <text:p text:style-name="P25"><text:span text:style-name="T30">Одинарный тэг &lt;</text:span><text:span text:style-name="T16">input</text:span><text:span text:style-name="T30">&gt;. Появляется строка для ввода данных.</text:span></text:p>
      <text:p text:style-name="P25"><text:span text:style-name="T30">&lt;</text:span><text:span text:style-name="T16">input value=”</text:span><text:span text:style-name="T30">Что-то ...</text:span><text:span text:style-name="T16">”</text:span><text:span text:style-name="T30">&gt; - «Что-то ...» будет отображаться в строке по умолчанию.</text:span></text:p>
      <text:p text:style-name="P25"><text:span text:style-name="T30">&lt;</text:span><text:span text:style-name="T16">input </text:span><text:span text:style-name="T22">placeholder</text:span><text:span text:style-name="T16">=”</text:span><text:span text:style-name="T30">Что-то ...</text:span><text:span text:style-name="T16">”</text:span><text:span text:style-name="T30">&gt; - </text:span><text:span text:style-name="T35">текст будет отображаться также по умолчанию, но если нажать на поле ввода, то он исчезнет.</text:span></text:p>
      <text:p text:style-name="P25"><text:span text:style-name="T35"/></text:p>
      <text:p text:style-name="P26"><text:span text:style-name="T30">Тэг для аудио-файла </text:span><text:span text:style-name="T36">или видео</text:span><text:span text:style-name="T30">:</text:span></text:p>
      <text:p text:style-name="P26"><text:span text:style-name="T30">&lt;</text:span><text:span text:style-name="T16">audio </text:span><text:span text:style-name="T23">controls</text:span><text:span text:style-name="T30">&gt; - </text:span><text:span text:style-name="T36">аргумент </text:span><text:span text:style-name="T23">controls </text:span><text:span text:style-name="T36">нужен для отображения элементов управления плеера</text:span></text:p>
      <text:p text:style-name="P26"><text:span text:style-name="T36"><text:tab/><text:tab/></text:span></text:p>
      <text:p text:style-name="P26"><text:span text:style-name="T30"><text:tab/>&lt;</text:span><text:span text:style-name="T16">source src=”</text:span><text:span text:style-name="T30">путь</text:span><text:span text:style-name="T16">” type=”</text:span><text:span text:style-name="T30">тип(например: </text:span><text:span text:style-name="T16">audio/mpeg</text:span><text:span text:style-name="T30">)</text:span><text:span text:style-name="T16">”</text:span><text:span text:style-name="T30">&gt;</text:span></text:p>
      <text:p text:style-name="P26"><text:span text:style-name="T30"/></text:p>
      <text:p text:style-name="P26"><text:span text:style-name="T30">&lt;/</text:span><text:span text:style-name="T16">audio</text:span><text:span text:style-name="T30">&gt;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10T18:08:32.304000000</dc:date>
    <meta:editing-duration>PT9M29S</meta:editing-duration>
    <meta:editing-cycles>1</meta:editing-cycles>
    <meta:document-statistic meta:table-count="0" meta:image-count="0" meta:object-count="0" meta:page-count="3" meta:paragraph-count="82" meta:word-count="421" meta:character-count="3288" meta:non-whitespace-character-count="2897"/>
    <meta:generator>LibreOffice/7.2.5.2$Windows_X86_64 LibreOffice_project/499f9727c189e6ef3471021d6132d4c694f357e5</meta:generator>
  </office:meta>
</office:document-meta>
</file>